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8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P10" style:family="paragraph" style:parent-style-name="Table_20_Contents">
      <style:text-properties officeooo:paragraph-rsid="0010ab67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  <style:style style:name="T10" style:family="text">
      <style:text-properties officeooo:rsid="0010ab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Modifica menù bambino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.</text:span></text:p>
            <text:p text:style-name="P2">Un Genitore deve aver fatto <text:span text:style-name="T9">una richiesta specifica</text:span> <text:span text:style-name="T9">(</text:span>use case 11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1363235" text:style-name="L1">
              <text:list-header>
                <text:p text:style-name="P8"/>
              </text:list-header>
              <text:list-item>
                <text:p text:style-name="P8">il sistema mostra una notifica, <text:span text:style-name="T4">un genitore richiede l'approvazione della modifica del pasto </text:span><text:span text:style-name="T5">del proprio bambino</text:span>.</text:p>
                <text:p text:style-name="P8"/>
              </text:list-item>
              <text:list-item>
                <text:p text:style-name="P8">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    <text:p text:style-name="P9"/>
              </text:list-item>
              <text:list-item>
                <text:p text:style-name="P9"><text:s/>il sistema invia una notifica al genitor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7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10"><text:span text:style-name="T10">L'impiegato riceve la notifica o un messaggio d'errore entro 20 secondi.</text:span></text:p>
          </table:table-cell>
        </table:table-row>
      </table:table>
      <text:p text:style-name="P3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13</meta:editing-cycles>
    <meta:generator>LibreOffice/3.6$Windows_x86 LibreOffice_project/da8c1e6-fd468f4-454e206-f42a4a9-143cfd</meta:generator>
    <dc:date>2012-10-25T11:23:22.92</dc:date>
    <meta:document-statistic meta:table-count="1" meta:image-count="0" meta:object-count="0" meta:page-count="1" meta:paragraph-count="18" meta:word-count="130" meta:character-count="863" meta:non-whitespace-character-count="753"/>
    <meta:user-defined meta:name="Info 1"/>
    <meta:user-defined meta:name="Info 2"/>
    <meta:user-defined meta:name="Info 3"/>
    <meta:user-defined meta:name="Info 4"/>
  </office:meta>
</office:document-meta>
</file>